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28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2in" svg:y="0in">
        <draw:image xlink:href="Pictures/20000007000025F9000000C9F0140E06.wmf" xlink:type="simple" xlink:show="embed" xlink:actuate="onLoad">
          <text:p/>
        </draw:image>
      </draw:frame>
      <draw:frame text:anchor-type="page" text:anchor-page-number="1" draw:z-index="8" draw:name="Picture 6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9" draw:name="Picture 6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0" draw:name="Picture 69"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1" draw:name="Picture 70"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2" draw:name="Picture 71"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3" draw:name="Picture 72"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4" draw:name="Picture 73"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5" draw:name="Picture 74"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6" draw:name="Picture 75"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7" draw:name="Picture 76"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8" draw:name="Picture 7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9" draw:name="Picture 7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20" draw:name="Picture 79" draw:style-name="gr2" draw:text-style-name="P14" svg:width="2.7913in" svg:height="0.135in" svg:x="-2in" svg:y="0in">
        <draw:image xlink:href="Pictures/2000000700000FB5000000C94FDA4EAC.wmf" xlink:type="simple" xlink:show="embed" xlink:actuate="onLoad">
          <text:p/>
        </draw:image>
      </draw:frame>
      <text:h text:style-name="P9" text:outline-level="1"><text:bookmark text:name="R-1026380"/>JDOHelper</text:h>
      <text:p text:style-name="P3"><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text:span text:style-name="Assertion">A8-1 [</text:span>Each method delegates to the instance, if it implements <text:span text:style-name="T1">PersistenceCapable</text:span>.<text:span text:style-name="Assertion">]</text:span> Otherwise, it delegates to any JDO implementations registered with <text:span text:style-name="T1">JDOImplHelper</text:span> via the <text:span text:style-name="T1">StateInterrogation</text:span>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1"><draw:image xlink:href="Pictures/2000000700000FB5000000C94FDA4EAC.wmf" xlink:type="simple" xlink:show="embed" xlink:actuate="onLoad"/></draw:frame></text:p>
      <text:h text:style-name="P10" text:outline-level="2">Persistence Manager</text:h>
      <text:p text:style-name="P1">static PersistenceManager getPersistenceManager (Object pc);</text:p>
      <text:p text:style-name="P7"><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7">See also <text:span text:style-name="T1">PersistenceCapable.jdoGetPersistenceManager()</text:span>.</text:p>
      <text:p text:style-name="P4"><draw:frame draw:style-name="fr1" draw:name="2" text:anchor-type="as-char" svg:width="2.7917in" svg:height="0.1346in" draw:z-index="2"><draw:image xlink:href="Pictures/2000000700000FB5000000C94FDA4EAC.wmf" xlink:type="simple" xlink:show="embed" xlink:actuate="onLoad"/></draw:frame></text:p>
      <text:h text:style-name="P10" text:outline-level="2">Make Dirty</text:h>
      <text:p text:style-name="P1">static void makeDirty (Object pc, String fieldName);</text:p>
      <text:p text:style-name="P7"><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span text:style-name="T1">makeDirty</text:span><text:span text:style-name="Assertion">]</text:span>.</text:p>
      <text:p text:style-name="P7">See also <text:span text:style-name="T1">PersistenceCapable.jdoMakeDirty(String fieldName)</text:span>.</text:p>
      <text:p text:style-name="P4"><draw:frame draw:style-name="fr1" draw:name="3" text:anchor-type="as-char" svg:width="2.7917in" svg:height="0.1346in" draw:z-index="3"><draw:image xlink:href="Pictures/2000000700000FB5000000C94FDA4EAC.wmf" xlink:type="simple" xlink:show="embed" xlink:actuate="onLoad"/></draw:frame></text:p>
      <text:h text:style-name="P10" text:outline-level="2">JDO Identity</text:h>
      <text:p text:style-name="P1">static Object getObjectId (Object pc);</text:p>
      <text:p text:style-name="P7"><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7">See also <text:span text:style-name="T1">PersistenceCapable.jdoGetObjectId()</text:span> and <text:span text:style-name="T1">PersistenceManager.getObjec tId(Object pc)</text:span>.</text:p>
      <text:p text:style-name="P1"><text:span text:style-name="Assertion">A8.3-11 [</text:span>static Object[] getObjectIds (Object[] pcs);</text:p>
      <text:p text:style-name="P1">static Collection getObjectIds (Collection pcs);</text:p>
      <text:p text:style-name="P7">These methods return the JDO identities of the parameter instances. For each instance in the parameter, the <text:span text:style-name="T1">getObjectId</text:span>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1">static Object getTransactionalObjectId (Object pc);</text:p>
      <text:p text:style-name="P7"><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7">See also <text:span text:style-name="T1">PersistenceCapable.jdoGetTransactionalObjectId()</text:span>and <text:span text:style-name="T1">PersistenceManager.getTransactionalObjectId(Object pc)</text:span>.</text:p>
      <text:p text:style-name="P4"><text:soft-page-break/><draw:frame draw:style-name="fr1" draw:name="4" text:anchor-type="as-char" svg:width="2.7917in" svg:height="0.1346in" draw:z-index="4"><draw:image xlink:href="Pictures/2000000700000FB5000000C94FDA4EAC.wmf" xlink:type="simple" xlink:show="embed" xlink:actuate="onLoad"/></draw:frame></text:p>
      <text:h text:style-name="P10" text:outline-level="2">JDO Version</text:h>
      <text:p text:style-name="P1"><text:span text:style-name="Assertion">A8.4-1 [</text:span>static Object getVersion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4"><draw:frame draw:style-name="fr1" draw:name="5" text:anchor-type="as-char" svg:width="2.7917in" svg:height="0.1346in" draw:z-index="5"><draw:image xlink:href="Pictures/2000000700000FB5000000C94FDA4EAC.wmf" xlink:type="simple" xlink:show="embed" xlink:actuate="onLoad"/></draw:frame></text:p>
      <text:h text:style-name="P10" text:outline-level="2">Status interrogation</text:h>
      <text:p text:style-name="P7">The status interrogation methods return a <text:span text:style-name="T1">boolean</text:span> that represents the state of the instance:</text:p>
      <text:h text:style-name="P11" text:outline-level="3">Dirty</text:h>
      <text:p text:style-name="P1">static boolean isDirty (Object pc);</text:p>
      <text:p text:style-name="P7"><text:span text:style-name="Assertion">A8.4.1-1 [</text:span>Instances whose state has been changed in the current transaction return <text:span text:style-name="T1">true</text:span>.] <text:span text:style-name="Assertion">A8.4.1-2 [</text:span>If the object parameter is not null and implements <text:span text:style-name="T1">PersistenceCapable</text:span>, <text:span text:style-name="T1">JDOHelper.isDirty</text:span>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7">See also <text:span text:style-name="T1">PersistenceCapable.jdoIsDirty();</text:span></text:p>
      <text:h text:style-name="P11" text:outline-level="3">Transactional</text:h>
      <text:p text:style-name="P1">static boolean isTransactional (Object pc);</text:p>
      <text:p text:style-name="P7"><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isTransactional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7">See also <text:span text:style-name="T1">PersistenceCapable.jdoIsTransactional()</text:span>.</text:p>
      <text:h text:style-name="P11" text:outline-level="3">Persistent</text:h>
      <text:p text:style-name="P1">static boolean isPersistent (Object pc);</text:p>
      <text:p text:style-name="P7"><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span text:style-name="T1">isPersistent</text:span>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7">See also <text:span text:style-name="T1">PersistenceCapable.jdoIsPersistent();</text:span></text:p>
      <text:h text:style-name="P11" text:outline-level="3">New</text:h>
      <text:p text:style-name="P8"><text:bookmark text:name="X-10615386"/>static boolean isNew (Object pc);</text:p>
      <text:p text:style-name="P7"><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span text:style-name="T1">isNew</text:span> delegates to the parameter instance and instances that have <text:soft-page-break/>not been made persistent in the current 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7">See also <text:span text:style-name="T1">PersistenceCapable.jdoIsNew();</text:span></text:p>
      <text:h text:style-name="P11" text:outline-level="3">Deleted</text:h>
      <text:p text:style-name="P1">static boolean isDeleted (Object pc);</text:p>
      <text:p text:style-name="P7"><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span text:style-name="T1">isDeleted</text:span>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7">See also <text:span text:style-name="T1">PersistenceCapable.jdoIsDeleted();</text:span></text:p>
      <text:h text:style-name="P11" text:outline-level="3">Detached</text:h>
      <text:p text:style-name="P1"><text:span text:style-name="Assertion">A8.5.6-1 [</text:span>static boolean isDetached (Object pc);</text:p>
      <text:p text:style-name="P7">Instances that have been detached return true. The method returns false if the instance is transient or null or if its class is not detachable.<text:span text:style-name="Assertion">]</text:span></text:p>
      <text:p text:style-name="P7">See also <text:span text:style-name="T1">PersistenceCapable.jdoIsDetached()</text:span><text:span text:style-name="T3">;</text:span></text:p>
      <text:p text:style-name="P4"><draw:frame draw:style-name="fr1" draw:name="6" text:anchor-type="as-char" svg:width="2.7917in" svg:height="0.1346in" draw:z-index="6"><draw:image xlink:href="Pictures/2000000700000FB5000000C94FDA4EAC.wmf" xlink:type="simple" xlink:show="embed" xlink:actuate="onLoad"/></draw:frame></text:p>
      <text:h text:style-name="P10" text:outline-level="2">State Interrogation</text:h>
      <text:p text:style-name="P1">public static ObjectState getObjectState(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1"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7"><draw:image xlink:href="Pictures/2000000700000FB5000000C94FDA4EAC.wmf" xlink:type="simple" xlink:show="embed" xlink:actuate="onLoad"/></draw:frame></text:p>
      <text:h text:style-name="P10" text:outline-level="2">PersistenceManagerFactory methods</text:h>
      <text:p text:style-name="P7">The methods in this section provide for bootstrapping the <text:span text:style-name="T1">PersistenceManagerFactory</text:span> by configuration according to the properties documented in <text:a xlink:type="simple" xlink:href="#R-1023405">Section </text:a><text:a xlink:type="simple" xlink:href="#R-1023405"><text:bookmark-ref text:reference-format="text" text:ref-name="-1023405S">Error: Reference source not found</text:bookmark-ref></text:a>. Users have a choice of configuration techniques:</text:p>
      <text:p text:style-name="P6">•<text:tab/>The application provides a <text:span text:style-name="T1">Map</text:span> of properties used to construct a <text:span text:style-name="T1">PersistenceManagerFactory</text:span></text:p>
      <text:p text:style-name="P6">•<text:tab/>The application provides a name (the name of a resource in standard Java <text:span text:style-name="T1">Properties</text:span> format, the name of a named PersistenceManagerFactory from jdoconfig.xml, or the name of a JPA persistence unit), used to construct a <text:span text:style-name="T1">PersistenceManagerFactory</text:span></text:p>
      <text:p text:style-name="P6">•<text:tab/>The application provides a <text:span text:style-name="T1">Map</text:span> of override properties and a name, used to construct a <text:span text:style-name="T1">PersistenceManagerFactory</text:span></text:p>
      <text:p text:style-name="P6">•<text:tab/>The application provides an <text:span text:style-name="T1">InputStream</text:span> in standard Java <text:span text:style-name="T1">Properties</text:span> format whose contents define the properties for the <text:span text:style-name="T1">PersistenceManagerFactory</text:span></text:p>
      <text:p text:style-name="P6">•<text:tab/>The application provides a <text:span text:style-name="T1">File</text:span> whose contents are in standard Java <text:span text:style-name="T1">Properties</text:span> format which define the properties for the <text:span text:style-name="T1">PersistenceManagerFactory</text:span></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PersistenceManagerFactory</text:span> which contain configuration information</text:p>
      <text:p text:style-name="P6">•<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EntityManagerFactory</text:span> which contain configuration information<text:span text:style-name="Assertion"><text:span text:style-name="T1">]</text:span></text:span> </text:p>
      <text:h text:style-name="P12" text:outline-level="4"><text:tab/><text:tab/>Get by Name with Overrides</text:h>
      <text:p text:style-name="P1"><text:span text:style-name="Assertion">A8.6-22 [</text:span>public static </text:p>
      <text:p text:style-name="P1"><text:tab/>PersistenceManagerFactory getPersistenceManagerFactory</text:p>
      <text:p text:style-name="P1"><text:tab/><text:tab/>(Map overrides, String name, ClassLoader loader);<text:span text:style-name="Assertion">]</text:span></text:p>
      <text:p text:style-name="P1"><text:span text:style-name="Assertion">A8.6-23 [</text:span>public static </text:p>
      <text:p text:style-name="P1"><text:tab/>PersistenceManagerFactory getPersistenceManagerFactory</text:p>
      <text:p text:style-name="P1"><text:tab/><text:tab/>(Map overrides, String name);<text:span text:style-name="Assertion">]</text:span> </text:p>
      <text:p text:style-name="P7">These methods resolve the name parameter, taking the name as a resource name, the name of a PersistenceManagerFactory from jdoconfig.xml, or a Persistence Unit name from persistence.xml and delegate to the static factory method <text:span text:style-name="T1">getPersistenceManagerFactory (Map overrides, Map props)</text:span>. The name is trimmed of leading and trailing white space before being used.</text:p>
      <text:h text:style-name="P13" text:outline-level="4"><text:soft-page-break/><text:tab/><text:tab/>Get by Properties file or input stream</text:h>
      <text:p text:style-name="P1"><text:span text:style-name="Assertion">A8.6-13 [</text:span>public static </text:p>
      <text:p text:style-name="P1"><text:tab/>PersistenceManagerFactory getPersistenceManagerFactory</text:p>
      <text:p text:style-name="P1"><text:tab/><text:tab/>(File propsFile);<text:span text:style-name="Assertion">]</text:span> </text:p>
      <text:p text:style-name="P1"><text:span text:style-name="Assertion">A8.6-14 [</text:span>public static </text:p>
      <text:p text:style-name="P1"><text:tab/>PersistenceManagerFactory getPersistenceManagerFactory</text:p>
      <text:p text:style-name="P1"><text:tab/><text:tab/>(File propsFile, ClassLoader loader);<text:span text:style-name="Assertion">]</text:span> </text:p>
      <text:p text:style-name="P1"><text:span text:style-name="Assertion">A8.6-17 [</text:span>public static </text:p>
      <text:p text:style-name="P1"><text:tab/>PersistenceManagerFactory getPersistenceManagerFactory</text:p>
      <text:p text:style-name="P1"><text:tab/><text:tab/>(InputStream stream);<text:span text:style-name="Assertion">]</text:span> </text:p>
      <text:p text:style-name="P1"><text:span text:style-name="Assertion">A8.6-18 [</text:span>public static </text:p>
      <text:p text:style-name="P1"><text:tab/>PersistenceManagerFactory getPersistenceManagerFactory</text:p>
      <text:p text:style-name="P1"><text:tab/><text:tab/>(InputStream stream, ClassLoader loader);</text:p>
      <text:p text:style-name="P5"><text:span text:style-name="Assertion">]</text:span> </text:p>
      <text:p text:style-name="P7">These methods use the parameter(s) passed as arguments to construct a <text:span text:style-name="T1">Properties</text:span> instance, and then delegate to the <text:span text:style-name="T1">JDOHelper</text:span> method <text:span text:style-name="T1">getPersistenceManagerFactory </text:span>that takes a <text:span text:style-name="T1">Map</text:span> parameter. </text:p>
      <text:h text:style-name="P13" text:outline-level="4"><text:tab/><text:tab/>Get by Name</text:h>
      <text:p text:style-name="P1"><text:span text:style-name="Assertion">A8.6-15 [</text:span>public static </text:p>
      <text:p text:style-name="P1"><text:tab/>PersistenceManagerFactory getPersistenceManagerFactory</text:p>
      <text:p text:style-name="P1"><text:tab/><text:tab/>(String name);<text:span text:style-name="Assertion">]</text:span> </text:p>
      <text:p text:style-name="P1"><text:span text:style-name="Assertion">A8.6-16 [</text:span>public static </text:p>
      <text:p text:style-name="P1"><text:tab/>PersistenceManagerFactory getPersistenceManagerFactory</text:p>
      <text:p text:style-name="P1"><text:tab/><text:tab/>(String name, ClassLoader loader);<text:span text:style-name="Assertion">]</text:span> </text:p>
      <text:p text:style-name="P1"><text:span text:style-name="Assertion">A8.6-21[</text:span>public static </text:p>
      <text:p text:style-name="P1"><text:tab/>PersistenceManagerFactory getPersistenceManagerFactory</text:p>
      <text:p text:style-name="P1"><text:tab/><text:tab/>(String name, ClassLoader propsLoader,</text:p>
      <text:p text:style-name="P1"><text:tab/><text:tab/><text:tab/>ClassLoader pmfLoader);<text:span text:style-name="Assertion">]</text:span></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span text:style-name="T1">getPersistenceManagerFactory (Map props)</text:span>. The name is trimmed of leading and trailing white space before being used.</text:p>
      <text:p text:style-name="P1">public static </text:p>
      <text:p text:style-name="P1"><text:tab/>PersistenceManagerFactory getPersistenceManagerFactory();</text:p>
      <text:p text:style-name="P7">This method delegates to the method taking a <text:span text:style-name="T1">String</text:span> with the parameter set to the empty <text:span text:style-name="T1">String</text:span>. The default PersistenceManagerFactory from jdoconfig.xml is obtained.</text:p>
      <text:h text:style-name="P13" text:outline-level="4"><text:soft-page-break/><text:tab/><text:tab/>Get by Properties map</text:h>
      <text:p text:style-name="P1"><text:span text:style-name="Assertion">A8.6-2 [</text:span>public static</text:p>
      <text:p text:style-name="P1"><text:tab/>PersistenceManagerFactory getPersistenceManagerFactory</text:p>
      <text:p text:style-name="P5"><text:tab/><text:tab/>(Map props);<text:span text:style-name="Assertion">]</text:span> </text:p>
      <text:p text:style-name="P7"><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1"><text:span text:style-name="Assertion">A8.6-1 [</text:span>public static </text:p>
      <text:p text:style-name="P1"><text:tab/>PersistenceManagerFactory getPersistenceManagerFactory</text:p>
      <text:p text:style-name="P1"><text:tab/><text:tab/>(Map props, ClassLoader loader);<text:span text:style-name="Assertion">]</text:span></text:p>
      <text:p text:style-name="P7">The standard key values for the properties are found in <text:a xlink:type="simple" xlink:href="#R-1023405">Section </text:a><text:a xlink:type="simple" xlink:href="#R-1023405"><text:bookmark-ref text:reference-format="text" text:ref-name="-1023405S">Error: Reference source not found</text:bookmark-ref></text:a>.</text:p>
      <text:p text:style-name="P7"><text:span text:style-name="Assertion">A8.6-11 [</text:span>The returned <text:span text:style-name="T1">PersistenceManagerFactory</text:span> is not configurable (the <text:span text:style-name="T1">setXXX</text:span> methods will throw an exception).<text:span text:style-name="Assertion">]</text:span> <text:span text:style-name="Assertion">A8.6-12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 </text:p>
      <text:h text:style-name="P13" text:outline-level="4"><text:tab/><text:tab/>Get by JNDI lookup</text:h>
      <text:p text:style-name="P1"><text:span text:style-name="Assertion">A8.6-19 [</text:span>public static </text:p>
      <text:p text:style-name="P1"><text:tab/>PersistenceManagerFactory getPersistenceManagerFactory</text:p>
      <text:p text:style-name="P1"><text:tab/><text:tab/>(String jndiLocation, Context context);</text:p>
      <text:p text:style-name="P1">@deprecated public static </text:p>
      <text:p text:style-name="P1"><text:tab/>PersistenceManagerFactory getPersistenceManagerFactory</text:p>
      <text:p text:style-name="P5"><text:span text:style-name="T4"><text:tab/><text:tab/>(String jndiLocation, Context context, ClassLoader loader);</text:span><text:span text:style-name="Assertion">]</text:span> </text:p>
      <text:p text:style-name="P1"/>
      <text:p text:style-name="P7">These methods look up the <text:span text:style-name="T1">PersistenceManagerFactory</text:span> using the naming context and name supplied. The implementation’s factory method is not called. The behavior of this method depends on the implementation of the context and its interaction with the saved <text:span text:style-name="T1">PersistenceManagerFactory</text:span> object. As with the other factory methods, the returned <text:span text:style-name="T1">PersistenceManagerFactory</text:span>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4:29:46.77</meta:creation-date>
    <meta:editing-duration>PT16M19S</meta:editing-duration>
    <meta:generator>OpenOffice.org/3.4$Win32 OpenOffice.org_project/340m1$Build-9590</meta:generator>
    <dc:title>JDO_Chapter</dc:title>
    <dc:date>2012-08-02T19:55:59.70</dc:date>
    <meta:document-statistic meta:table-count="0" meta:image-count="8" meta:object-count="0" meta:page-count="7" meta:paragraph-count="160" meta:word-count="1683" meta:character-count="127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